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6.5771in" fo:margin-left="0.0035in" table:align="left"/>
    </style:style>
    <style:style style:name="Table1.A" style:family="table-column">
      <style:table-column-properties style:column-width="0.4903in"/>
    </style:style>
    <style:style style:name="Table1.B" style:family="table-column">
      <style:table-column-properties style:column-width="2.5792in"/>
    </style:style>
    <style:style style:name="Table1.C" style:family="table-column">
      <style:table-column-properties style:column-width="0.9382in"/>
    </style:style>
    <style:style style:name="Table1.D" style:family="table-column">
      <style:table-column-properties style:column-width="1.0653in"/>
    </style:style>
    <style:style style:name="Table1.E" style:family="table-column">
      <style:table-column-properties style:column-width="1.5042in"/>
    </style:style>
    <style:style style:name="Table1.A1" style:family="table-cell">
      <style:table-cell-properties fo:padding-left="0.075in" fo:padding-right="0.075in" fo:padding-top="0in" fo:padding-bottom="0in" fo:border="0.5pt solid #000000" style:writing-mode="lr-tb"/>
    </style:style>
    <style:style style:name="Table1.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fo:padding-left="0.075in" fo:padding-right="0.075in" fo:padding-top="0in" fo:padding-bottom="0in" fo:border-left="0.5pt solid #000000" fo:border-right="none" fo:border-top="none" fo:border-bottom="0.5pt solid #000000" style:writing-mode="lr-tb"/>
    </style:style>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style:text-properties officeooo:rsid="00088f6e" officeooo:paragraph-rsid="00088f6e"/>
    </style:style>
    <style:style style:name="P3" style:family="paragraph" style:parent-style-name="Listenabsatz" style:list-style-name="L2">
      <style:paragraph-properties fo:margin-top="0in" fo:margin-bottom="0in" style:contextual-spacing="false" fo:line-height="100%"/>
    </style:style>
    <style:style style:name="P4" style:family="paragraph" style:parent-style-name="Listenabsatz" style:list-style-name="L3">
      <style:paragraph-properties fo:margin-left="0.1591in" fo:margin-top="0in" fo:margin-bottom="0in" style:contextual-spacing="false" fo:line-height="100%">
        <style:tab-stops/>
      </style:paragraph-properties>
    </style:style>
    <style:style style:name="P5" style:family="paragraph" style:parent-style-name="Listenabsatz" style:list-style-name="WWNum2"/>
    <style:style style:name="P6" style:family="paragraph" style:parent-style-name="Standard" style:master-page-name="MP0">
      <style:paragraph-properties style:page-number="auto" fo:break-before="page"/>
    </style:style>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paragraph-properties fo:margin-top="0in" fo:margin-bottom="0in" style:contextual-spacing="false" fo:line-height="100%"/>
      <style:text-properties officeooo:rsid="000a267b" officeooo:paragraph-rsid="000a267b"/>
    </style:style>
    <style:style style:name="P11" style:family="paragraph" style:parent-style-name="Standard" style:list-style-name="L1">
      <style:paragraph-properties fo:margin-top="0in" fo:margin-bottom="0in" style:contextual-spacing="false" fo:line-height="100%"/>
      <style:text-properties officeooo:rsid="000a267b" officeooo:paragraph-rsid="000a267b"/>
    </style:style>
    <style:style style:name="P12" style:family="paragraph" style:parent-style-name="Standard" style:list-style-name="L4">
      <style:paragraph-properties fo:margin-top="0in" fo:margin-bottom="0in" style:contextual-spacing="false" fo:line-height="100%"/>
      <style:text-properties officeooo:rsid="000a267b" officeooo:paragraph-rsid="000a267b"/>
    </style:style>
    <style:style style:name="P13" style:family="paragraph" style:parent-style-name="Standard">
      <style:paragraph-properties fo:margin-top="0in" fo:margin-bottom="0in" style:contextual-spacing="false" fo:line-height="100%"/>
    </style:style>
    <style:style style:name="P14" style:family="paragraph" style:parent-style-name="Standard">
      <style:paragraph-properties fo:margin-top="0in" fo:margin-bottom="0in" style:contextual-spacing="false" fo:line-height="100%"/>
      <style:text-properties officeooo:paragraph-rsid="000a267b"/>
    </style:style>
    <style:style style:name="P15" style:family="paragraph" style:parent-style-name="Standard" style:list-style-name="L1">
      <style:paragraph-properties fo:margin-top="0in" fo:margin-bottom="0in" style:contextual-spacing="false" fo:line-height="100%"/>
      <style:text-properties officeooo:paragraph-rsid="000a267b"/>
    </style:style>
    <style:style style:name="P16" style:family="paragraph" style:parent-style-name="Standard" style:list-style-name="L4">
      <style:paragraph-properties fo:margin-top="0in" fo:margin-bottom="0in" style:contextual-spacing="false" fo:line-height="100%"/>
      <style:text-properties officeooo:paragraph-rsid="000a267b"/>
    </style:style>
    <style:style style:name="P17" style:family="paragraph" style:parent-style-name="Standard">
      <style:paragraph-properties fo:margin-top="0in" fo:margin-bottom="0in" style:contextual-spacing="false" fo:line-height="100%"/>
      <style:text-properties officeooo:paragraph-rsid="000bd93d"/>
    </style:style>
    <style:style style:name="P18" style:family="paragraph" style:parent-style-name="Standard" style:list-style-name="L6">
      <style:paragraph-properties fo:margin-top="0in" fo:margin-bottom="0in" style:contextual-spacing="false" fo:line-height="100%"/>
      <style:text-properties officeooo:paragraph-rsid="000bd93d"/>
    </style:style>
    <style:style style:name="P19" style:family="paragraph" style:parent-style-name="Standard">
      <style:paragraph-properties fo:margin-top="0in" fo:margin-bottom="0in" style:contextual-spacing="false" fo:line-height="100%"/>
      <style:text-properties officeooo:rsid="000bd93d" officeooo:paragraph-rsid="000bd93d"/>
    </style:style>
    <style:style style:name="P20" style:family="paragraph" style:parent-style-name="Standard" style:list-style-name="L6">
      <style:paragraph-properties fo:margin-top="0in" fo:margin-bottom="0in" style:contextual-spacing="false" fo:line-height="100%"/>
      <style:text-properties officeooo:rsid="000bd93d" officeooo:paragraph-rsid="000bd93d"/>
    </style:style>
    <style:style style:name="P21" style:family="paragraph" style:parent-style-name="Standard" style:list-style-name="L5">
      <style:paragraph-properties fo:margin-top="0in" fo:margin-bottom="0in" style:contextual-spacing="false" fo:line-height="100%"/>
      <style:text-properties officeooo:rsid="000bd93d" officeooo:paragraph-rsid="000bd93d"/>
    </style:style>
    <style:style style:name="P22" style:family="paragraph" style:parent-style-name="Standard" style:list-style-name="L7">
      <style:paragraph-properties fo:margin-top="0in" fo:margin-bottom="0in" style:contextual-spacing="false" fo:line-height="100%"/>
      <style:text-properties officeooo:rsid="000bd93d" officeooo:paragraph-rsid="000bd93d"/>
    </style:style>
    <style:style style:name="P23" style:family="paragraph" style:parent-style-name="Standard">
      <style:text-properties officeooo:rsid="000bd93d" officeooo:paragraph-rsid="000bd93d"/>
    </style:style>
    <style:style style:name="T1" style:family="text">
      <style:text-properties officeooo:rsid="000a267b"/>
    </style:style>
    <style:style style:name="T2" style:family="text">
      <style:text-properties officeooo:rsid="000bd93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TP – Aufgabe 2: Projektbeschreibung (Sollkonzept)</text:p>
      <text:p text:style-name="Standard">Kranz, Reher</text:p>
      <text:p text:style-name="Standard">Ziel: Entwicklung eines netzwerkfähigen Schachspiels, das sowohl lokale als auch Online-Spielmöglichkeiten bietet.</text:p>
      <text:p text:style-name="Standard"/>
      <text:p text:style-name="Standard">Kurzbeschreibung:</text:p>
      <text:p text:style-name="Standard">Das geplante Projekt umfasst die Entwicklung eines Schachspiels, das lokal auf den Computern der Nutzer installiert wird. Das Programm ermöglicht es den Nutzern, entweder direkt an einem Rechner gegeneinander anzutreten oder sich mit einem Server zu verbinden, um über das Netzwerk gegen andere Nutzer zu spielen.</text:p>
      <text:p text:style-name="Standard"/>
      <text:p text:style-name="Standard">Funktionalitäten:</text:p>
      <text:p text:style-name="Standard">1. Spieloberfläche und Benutzerführung:</text:p>
      <text:list text:style-name="L8">
        <text:list-item>
          <text:p text:style-name="P7">Der Nutzer hat ein Hauptmenü wo er auswählen kann ob er ein Lokales- oder ein Onlinespiel starten möchte. Außerdem soll er die Möglichkeit haben Einstellungen vorzunehmen oder das Spiel zu beenden.</text:p>
        </text:list-item>
      </text:list>
      <text:list text:style-name="L9">
        <text:list-item>
          <text:p text:style-name="P8">Darstellung eines Schachbretts für jeden Nutzer bzw. eines Schachbrettes bei einem lokalen Spiel.</text:p>
        </text:list-item>
        <text:list-item>
          <text:p text:style-name="P8">Anzeige aller möglichen Züge für eine ausgewählte Figur, wenn der Spieler am Zug ist.</text:p>
        </text:list-item>
        <text:list-item>
          <text:p text:style-name="P8">Der gewählte Zug wird nach allen Schach-Regeln validiert und anschließend umgesetzt.</text:p>
        </text:list-item>
        <text:list-item>
          <text:p text:style-name="P8">Bei einem Netzwerkspiel wird der Zug an den Server übermittelt, dort validiert und anschließend an beide beteiligten Nutzer weitergeleitet und dort umgesetzt.</text:p>
        </text:list-item>
        <text:list-item>
          <text:p text:style-name="P8">Der Nutzer hat außerdem die Möglichkeit ein Spiel zu beenden, d.h. aufzugeben oder dem Gegner ein unentschieden anzubieten.</text:p>
        </text:list-item>
        <text:list-item>
          <text:p text:style-name="P8">Das Spiel ermittelt den korrekten Sieger und zeigt dies nach Abschluss des Spiels beiden Parteien an.</text:p>
        </text:list-item>
      </text:list>
      <text:p text:style-name="Standard">2. Erweiterte Funktionen: (Optional)</text:p>
      <text:list text:style-name="L10">
        <text:list-item>
          <text:p text:style-name="P9">Zugnotation und Historie: Nutzer die Notation der Züge sowie die Historie der vorherigen Züge einsehen.</text:p>
        </text:list-item>
        <text:list-item>
          <text:p text:style-name="P9">Zeitbegrenzung: Optional ist die Implementierung einer Uhr oder eines Timers zur Begrenzung der Bedenkzeit für die Spieler vorgesehen.</text:p>
        </text:list-item>
        <text:list-item>
          <text:p text:style-name="P9"><text:soft-page-break/>Spielmodi und Variationen: Auswahl verschiedener Spielmodi, einschließlich spezieller Varianten wie Chess960.</text:p>
        </text:list-item>
        <text:list-item>
          <text:p text:style-name="P9">Der Nutzer hat die möglichkeit seinen (Online) bzw. beide (Lokal) Namen einzugeben. Dieser wird auf dem Schachbrett sowie in der Endinformation zum Spielsieger angezeigt.</text:p>
        </text:list-item>
      </text:list>
      <text:p text:style-name="Standard"/>
      <text:p text:style-name="P23">Übersicht der Aufgaben (aktualisier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Prio</text:p>
          </table:table-cell>
          <table:table-cell table:style-name="Table1.B1" office:value-type="string">
            <text:p text:style-name="P1">Aufgabe</text:p>
          </table:table-cell>
          <table:table-cell table:style-name="Table1.A1" office:value-type="string">
            <text:p text:style-name="P1">Bearbeiter</text:p>
          </table:table-cell>
          <table:table-cell table:style-name="Table1.A1" office:value-type="string">
            <text:p text:style-name="P1">Zeitaufwand SOLL</text:p>
          </table:table-cell>
          <table:table-cell table:style-name="Table1.A1" office:value-type="string">
            <text:p text:style-name="P1">Zeitaufwand IST</text:p>
          </table:table-cell>
        </table:table-row>
        <table:table-row>
          <table:table-cell table:style-name="Table1.A1" office:value-type="string">
            <text:p text:style-name="P1">1</text:p>
          </table:table-cell>
          <table:table-cell table:style-name="Table1.B1" office:value-type="string">
            <text:p text:style-name="P14">Grundlegende Architektur</text:p>
            <text:list text:style-name="L1">
              <text:list-item>
                <text:p text:style-name="P15">MVC Ansatz</text:p>
              </text:list-item>
              <text:list-item>
                <text:p text:style-name="P11">Reusable Code</text:p>
              </text:list-item>
              <text:list-item>
                <text:p text:style-name="P11">Modularisierung</text:p>
              </text:list-item>
              <text:list-item>
                <text:p text:style-name="P15"><text:span text:style-name="T1">Maven</text:span></text:p>
              </text:list-item>
              <text:list-item>
                <text:p text:style-name="P15">API </text:p>
              </text:list-item>
            </text:list>
          </table:table-cell>
          <table:table-cell table:style-name="Table1.A1" office:value-type="string">
            <text:p text:style-name="P1">Marlon</text:p>
          </table:table-cell>
          <table:table-cell table:style-name="Table1.A1" office:value-type="string">
            <text:p text:style-name="P1">4</text:p>
          </table:table-cell>
          <table:table-cell table:style-name="Table1.A1" office:value-type="string">
            <text:p text:style-name="P1"><text:span text:style-name="T1">4</text:span> </text:p>
            <text:p text:style-name="P2">+<text:span text:style-name="T1">5</text:span> <text:span text:style-name="T1">Für Refactoring inkl </text:span><text:span text:style-name="T2">Implementierung Maven &amp; Module</text:span></text:p>
          </table:table-cell>
        </table:table-row>
        <table:table-row>
          <table:table-cell table:style-name="Table1.A1" office:value-type="string">
            <text:p text:style-name="P1">2</text:p>
          </table:table-cell>
          <table:table-cell table:style-name="Table1.B1" office:value-type="string">
            <text:p text:style-name="P1">Schachlogik</text:p>
            <text:list text:style-name="L2">
              <text:list-item>
                <text:p text:style-name="P3">SudoLegale Felder von Figuren</text:p>
              </text:list-item>
              <text:list-item>
                <text:p text:style-name="P3">Schlagen von Figuren</text:p>
              </text:list-item>
              <text:list-item>
                <text:p text:style-name="P3">Rochade</text:p>
              </text:list-item>
              <text:list-item>
                <text:p text:style-name="P3">En passant</text:p>
              </text:list-item>
              <text:list-item>
                <text:p text:style-name="P3">Umwandlung</text:p>
              </text:list-item>
              <text:list-item>
                <text:p text:style-name="P3">Züge legalisieren</text:p>
              </text:list-item>
            </text:list>
          </table:table-cell>
          <table:table-cell table:style-name="Table1.A1" office:value-type="string">
            <text:p text:style-name="P1">Laurent</text:p>
            <text:p text:style-name="P19"/>
          </table:table-cell>
          <table:table-cell table:style-name="Table1.A1" office:value-type="string">
            <text:p text:style-name="P1">10</text:p>
            <text:p text:style-name="P19"/>
          </table:table-cell>
          <table:table-cell table:style-name="Table1.A1" office:value-type="string">
            <text:p text:style-name="P1">24(in progress)</text:p>
            <text:list text:style-name="L3">
              <text:list-item>
                <text:p text:style-name="P4">12 DONE</text:p>
              </text:list-item>
              <text:list-item>
                <text:p text:style-name="P4">4 DONE</text:p>
              </text:list-item>
              <text:list-item>
                <text:p text:style-name="P4">2 in progress</text:p>
              </text:list-item>
              <text:list-item>
                <text:p text:style-name="P4">1 in progress</text:p>
              </text:list-item>
              <text:list-item>
                <text:p text:style-name="P4">1 fehlende UI</text:p>
              </text:list-item>
              <text:list-item>
                <text:p text:style-name="P4">4 in progress</text:p>
                <text:p text:style-name="P4"/>
              </text:list-item>
            </text:list>
          </table:table-cell>
        </table:table-row>
        <table:table-row>
          <table:table-cell table:style-name="Table1.A4" office:value-type="string">
            <text:p text:style-name="P1"/>
          </table:table-cell>
          <table:table-cell table:style-name="Table1.B4" office:value-type="string">
            <text:p text:style-name="P19">~</text:p>
          </table:table-cell>
          <table:table-cell table:style-name="Table1.A4" office:value-type="string">
            <text:p text:style-name="P19">Marlon</text:p>
          </table:table-cell>
          <table:table-cell table:style-name="Table1.A4" office:value-type="string">
            <text:p text:style-name="P19">0</text:p>
          </table:table-cell>
          <table:table-cell table:style-name="Table1.A4" office:value-type="string">
            <text:p text:style-name="P19">2 (Bugfixes)</text:p>
          </table:table-cell>
        </table:table-row>
        <table:table-row>
          <table:table-cell table:style-name="Table1.A1" office:value-type="string">
            <text:p text:style-name="P1">3</text:p>
          </table:table-cell>
          <table:table-cell table:style-name="Table1.B1" office:value-type="string">
            <text:p text:style-name="P14">Spiel UI</text:p>
            <text:list text:style-name="L4">
              <text:list-item>
                <text:p text:style-name="P16"><text:span text:style-name="T1">Spielfeld</text:span> anzeigen</text:p>
              </text:list-item>
              <text:list-item>
                <text:p text:style-name="P16">Felder/Figuren klickbar machen</text:p>
              </text:list-item>
              <text:list-item>
                <text:p text:style-name="P16">Mögliche Züge <text:span text:style-name="T1">anzeigen</text:span></text:p>
              </text:list-item>
              <text:list-item>
                <text:p text:style-name="P16"><text:span text:style-name="T1">Aktuellen Spieler anzeigen</text:span></text:p>
              </text:list-item>
              <text:list-item>
                <text:p text:style-name="P12">Mögliche Züge anzeigen</text:p>
              </text:list-item>
              <text:list-item>
                <text:p text:style-name="P16">Züge durchführen</text:p>
              </text:list-item>
              <text:list-item>
                <text:p text:style-name="P16">Dynamisch auf Änderungen im Spiel reagieren</text:p>
              </text:list-item>
              <text:list-item>
                <text:p text:style-name="P12">Auswahlfenster für Umwandlung</text:p>
              </text:list-item>
              <text:list-item>
                <text:p text:style-name="P12">Anzeige Zugliste</text:p>
              </text:list-item>
            </text:list>
          </table:table-cell>
          <table:table-cell table:style-name="Table1.A1" office:value-type="string">
            <text:p text:style-name="P1">Marlon</text:p>
          </table:table-cell>
          <table:table-cell table:style-name="Table1.A1" office:value-type="string">
            <text:p text:style-name="P1">8</text:p>
          </table:table-cell>
          <table:table-cell table:style-name="Table1.A1" office:value-type="string">
            <text:p text:style-name="P2">8</text:p>
            <text:p text:style-name="P2">+4 Refactoring</text:p>
          </table:table-cell>
        </table:table-row>
        <table:table-row>
          <table:table-cell table:style-name="Table1.A1" office:value-type="string">
            <text:p text:style-name="P1">4</text:p>
          </table:table-cell>
          <table:table-cell table:style-name="Table1.B1" office:value-type="string">
            <text:p text:style-name="P1">Hauptmenü</text:p>
            <text:p text:style-name="P1">- Lokales Spiel</text:p>
            <text:p text:style-name="P1">- Online Spiel</text:p>
            <text:p text:style-name="P1">- (Einstellungen?)</text:p>
            <text:p text:style-name="P1">- Beenden</text:p>
          </table:table-cell>
          <table:table-cell table:style-name="Table1.A1" office:value-type="string">
            <text:p text:style-name="P1">Marlon</text:p>
          </table:table-cell>
          <table:table-cell table:style-name="Table1.A1" office:value-type="string">
            <text:p text:style-name="P1">3</text:p>
          </table:table-cell>
          <table:table-cell table:style-name="Table1.A1" office:value-type="string">
            <text:p text:style-name="P1">4 </text:p>
          </table:table-cell>
        </table:table-row>
        <table:table-row>
          <table:table-cell table:style-name="Table1.A1" office:value-type="string">
            <text:p text:style-name="P1">5</text:p>
          </table:table-cell>
          <table:table-cell table:style-name="Table1.B1" office:value-type="string">
            <text:p text:style-name="P1">Lokales Spiel implementieren</text:p>
          </table:table-cell>
          <table:table-cell table:style-name="Table1.A1" office:value-type="string">
            <text:p text:style-name="P10">Marlon</text:p>
          </table:table-cell>
          <table:table-cell table:style-name="Table1.A1" office:value-type="string">
            <text:p text:style-name="P10">4</text:p>
          </table:table-cell>
          <table:table-cell table:style-name="Table1.A1" office:value-type="string">
            <text:p text:style-name="P10">4</text:p>
          </table:table-cell>
        </table:table-row>
        <text:soft-page-break/>
        <table:table-row>
          <table:table-cell table:style-name="Table1.A4" office:value-type="string">
            <text:p text:style-name="P1"/>
          </table:table-cell>
          <table:table-cell table:style-name="Table1.B4" office:value-type="string">
            <text:p text:style-name="P19">~</text:p>
          </table:table-cell>
          <table:table-cell table:style-name="Table1.A4" office:value-type="string">
            <text:p text:style-name="P19">Laurent</text:p>
          </table:table-cell>
          <table:table-cell table:style-name="Table1.A4" office:value-type="string">
            <text:p text:style-name="P10">?</text:p>
          </table:table-cell>
          <table:table-cell table:style-name="Table1.A4" office:value-type="string">
            <text:p text:style-name="P10">?</text:p>
          </table:table-cell>
        </table:table-row>
        <table:table-row>
          <table:table-cell table:style-name="Table1.A1" office:value-type="string">
            <text:p text:style-name="P1">6</text:p>
          </table:table-cell>
          <table:table-cell table:style-name="Table1.B1" office:value-type="string">
            <text:p text:style-name="P1">Server entwickeln</text:p>
            <text:list text:style-name="L5">
              <text:list-item>
                <text:p text:style-name="P21">Socket kommunikation</text:p>
              </text:list-item>
              <text:list-item>
                <text:p text:style-name="P21">Nachrichtenschema</text:p>
              </text:list-item>
              <text:list-item>
                <text:p text:style-name="P21">Skalierbarkeit (Mehrere Spiele und Clients)</text:p>
              </text:list-item>
              <text:list-item>
                <text:p text:style-name="P21">Verwaltung des Spiels und Spielstandes</text:p>
              </text:list-item>
              <text:list-item>
                <text:p text:style-name="P21">Validierung von Zügen</text:p>
              </text:list-item>
              <text:list-item>
                <text:p text:style-name="P21">Information der Clients über Züge, Spielende etc</text:p>
              </text:list-item>
              <text:list-item>
                <text:p text:style-name="P21">Schnittstelle für Datenabfrage</text:p>
              </text:list-item>
            </text:list>
          </table:table-cell>
          <table:table-cell table:style-name="Table1.A1" office:value-type="string">
            <text:p text:style-name="P10">Marlon</text:p>
          </table:table-cell>
          <table:table-cell table:style-name="Table1.A1" office:value-type="string">
            <text:p text:style-name="P10">4</text:p>
          </table:table-cell>
          <table:table-cell table:style-name="Table1.A1" office:value-type="string">
            <text:p text:style-name="P10">6</text:p>
          </table:table-cell>
        </table:table-row>
        <table:table-row>
          <table:table-cell table:style-name="Table1.A4" office:value-type="string">
            <text:p text:style-name="P1">7</text:p>
          </table:table-cell>
          <table:table-cell table:style-name="Table1.B4" office:value-type="string">
            <text:p text:style-name="P1">Online Spiel implementieren</text:p>
          </table:table-cell>
          <table:table-cell table:style-name="Table1.A4" office:value-type="string">
            <text:p text:style-name="P10">Marlon</text:p>
          </table:table-cell>
          <table:table-cell table:style-name="Table1.A4" office:value-type="string">
            <text:p text:style-name="P1">4</text:p>
          </table:table-cell>
          <table:table-cell table:style-name="Table1.A4" office:value-type="string">
            <text:p text:style-name="P10">2</text:p>
          </table:table-cell>
        </table:table-row>
        <table:table-row>
          <table:table-cell table:style-name="Table1.A4" office:value-type="string">
            <text:p text:style-name="P1">8</text:p>
          </table:table-cell>
          <table:table-cell table:style-name="Table1.B4" office:value-type="string">
            <text:p text:style-name="P17">Grafikdesign</text:p>
            <text:list text:style-name="L6">
              <text:list-item>
                <text:p text:style-name="P18">Farbschema</text:p>
              </text:list-item>
              <text:list-item>
                <text:p text:style-name="P20">Layout</text:p>
              </text:list-item>
              <text:list-item>
                <text:p text:style-name="P20">UI-Elemente</text:p>
              </text:list-item>
              <text:list-item>
                <text:p text:style-name="P20">Custom Swing Components</text:p>
              </text:list-item>
              <text:list-item>
                <text:p text:style-name="P18">Figuren</text:p>
              </text:list-item>
              <text:list-item>
                <text:p text:style-name="P18">Schachbrett</text:p>
              </text:list-item>
            </text:list>
          </table:table-cell>
          <table:table-cell table:style-name="Table1.A4" office:value-type="string">
            <text:p text:style-name="P1">Marlon</text:p>
          </table:table-cell>
          <table:table-cell table:style-name="Table1.A4" office:value-type="string">
            <text:p text:style-name="P1">10</text:p>
          </table:table-cell>
          <table:table-cell table:style-name="Table1.A4" office:value-type="string">
            <text:p text:style-name="P1"><text:span text:style-name="T1">10</text:span> <text:span text:style-name="T1">DONE</text:span></text:p>
          </table:table-cell>
        </table:table-row>
        <table:table-row>
          <table:table-cell table:style-name="Table1.A4" office:value-type="string">
            <text:p text:style-name="P1">9</text:p>
          </table:table-cell>
          <table:table-cell table:style-name="Table1.B4" office:value-type="string">
            <text:p text:style-name="P1">Tests</text:p>
          </table:table-cell>
          <table:table-cell table:style-name="Table1.A4" office:value-type="string">
            <text:p text:style-name="P10">Marlon</text:p>
          </table:table-cell>
          <table:table-cell table:style-name="Table1.A4" office:value-type="string">
            <text:p text:style-name="P1">4</text:p>
          </table:table-cell>
          <table:table-cell table:style-name="Table1.A4" office:value-type="string">
            <text:p text:style-name="P1">1</text:p>
          </table:table-cell>
        </table:table-row>
        <table:table-row>
          <table:table-cell table:style-name="Table1.A4" office:value-type="string">
            <text:p text:style-name="P1"/>
          </table:table-cell>
          <table:table-cell table:style-name="Table1.B4" office:value-type="string">
            <text:p text:style-name="P19">~</text:p>
          </table:table-cell>
          <table:table-cell table:style-name="Table1.A4" office:value-type="string">
            <text:p text:style-name="P19">Laurent</text:p>
          </table:table-cell>
          <table:table-cell table:style-name="Table1.A4" office:value-type="string">
            <text:p text:style-name="P1">?</text:p>
          </table:table-cell>
          <table:table-cell table:style-name="Table1.A4" office:value-type="string">
            <text:p text:style-name="P1">?</text:p>
          </table:table-cell>
        </table:table-row>
        <table:table-row>
          <table:table-cell table:style-name="Table1.A4" office:value-type="string">
            <text:p text:style-name="P1">10</text:p>
          </table:table-cell>
          <table:table-cell table:style-name="Table1.B4" office:value-type="string">
            <text:p text:style-name="P1">Dokumentation</text:p>
            <text:list text:style-name="L7">
              <text:list-item>
                <text:p text:style-name="P22">Projektübersicht (Dieses Dokument)</text:p>
              </text:list-item>
              <text:list-item>
                <text:p text:style-name="P22">Dokumentation</text:p>
              </text:list-item>
              <text:list-item>
                <text:p text:style-name="P22">[Code Kommentare und Readme wurden zeitlich zu den anderen Aufgaben addiert]</text:p>
              </text:list-item>
            </text:list>
          </table:table-cell>
          <table:table-cell table:style-name="Table1.A4" office:value-type="string">
            <text:p text:style-name="P19">Marlon</text:p>
          </table:table-cell>
          <table:table-cell table:style-name="Table1.A4" office:value-type="string">
            <text:p text:style-name="P1">4</text:p>
          </table:table-cell>
          <table:table-cell table:style-name="Table1.A4" office:value-type="string">
            <text:p text:style-name="P1">2</text:p>
          </table:table-cell>
        </table:table-row>
        <table:table-row>
          <table:table-cell table:style-name="Table1.A4" office:value-type="string">
            <text:p text:style-name="P1"/>
          </table:table-cell>
          <table:table-cell table:style-name="Table1.B4" office:value-type="string">
            <text:p text:style-name="P19">~</text:p>
          </table:table-cell>
          <table:table-cell table:style-name="Table1.A4" office:value-type="string">
            <text:p text:style-name="P19">Laurent</text:p>
          </table:table-cell>
          <table:table-cell table:style-name="Table1.A4" office:value-type="string">
            <text:p text:style-name="P1">?</text:p>
          </table:table-cell>
          <table:table-cell table:style-name="Table1.A4" office:value-type="string">
            <text:p text:style-name="P1">?</text:p>
          </table:table-cell>
        </table:table-row>
      </table:table>
      <text:p text:style-name="Standard"/>
      <text:p text:style-name="Standard"/>
      <text:p text:style-name="Standard"/>
      <text:p text:style-name="Standard">Notwendige Schritte (Ungefähre Reihenfolge nach Priorität, <text:span text:style-name="T2">nicht aktualisiert nach Entwicklungsstart</text:span>):</text:p>
      <text:list text:style-name="WWNum2">
        <text:list-item text:start-value="1">
          <text:p text:style-name="P5">Erstellen einer dynamischen GUI mit Menü, Server/Netzwerkspiel Bildschirm und dem eigentlichen Spiel</text:p>
        </text:list-item>
        <text:list-item>
          <text:p text:style-name="P5">Schachbrett und Figuren sowie Regeln implementieren</text:p>
        </text:list-item>
        <text:list-item>
          <text:p text:style-name="P5">Automatisches Aufstellen der Spielfiguren zu Spielbeginn</text:p>
        </text:list-item>
        <text:list-item>
          <text:p text:style-name="P5">Berechnung von validen Zügen</text:p>
        </text:list-item>
        <text:list-item>
          <text:p text:style-name="P5"><text:soft-page-break/>Logik für mehrere Nutzer implemetieren, entweder lokal abwechselnd oder via Netzwerk</text:p>
        </text:list-item>
        <text:list-item>
          <text:p text:style-name="P5">Server mit Verbingung zu mind. 2 Clients</text:p>
        </text:list-item>
        <text:list-item>
          <text:p text:style-name="P5">Serverseitige validierung der Spielzüge und synchronisierung der Spielstände beider Spieler</text:p>
        </text:list-item>
        <text:list-item>
          <text:p text:style-name="P5">Erkennung von Spielende durch Patt, Matt, Stellungswiederholung</text:p>
        </text:list-item>
        <text:list-item>
          <text:p text:style-name="P5">Anzeige über Spielstand</text:p>
        </text:list-item>
        <text:list-item>
          <text:p text:style-name="P5">Grafiken &amp; Effekte einbauen, ggf. Animationen</text:p>
        </text:list-item>
        <text:list-item>
          <text:p text:style-name="P5">Notation der Spielzüge ermitteln und anzeigen</text:p>
        </text:list-item>
        <text:list-item>
          <text:p text:style-name="P5">Implementation einer Uhr und Zeitbegrenzung</text:p>
        </text:list-item>
        <text:list-item>
          <text:p text:style-name="P5">Regelvariationen inkl. Auswahlmenü</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DE"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loext:hyphenation-no-last-word="false" loext:hyphenation-word-char-count="no-limit" loext:hyphenation-zone="no-limit"/>
    </style:style>
    <style:style style:name="Listenabsatz" style:family="paragraph" style:parent-style-name="Standard">
      <style:paragraph-properties fo:margin-left="0.5in" fo:margin-top="0in" fo:margin-bottom="0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Absatz-Standardschriftart" style:family="text"/>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Laurent Reher</meta:initial-creator>
    <meta:creation-date>2024-07-11T08:08:00Z</meta:creation-date>
    <dc:date>2024-08-08T18:44:21.421982528</dc:date>
    <meta:editing-cycles>4</meta:editing-cycles>
    <meta:editing-duration>PT12M56S</meta:editing-duration>
    <meta:document-statistic meta:table-count="1" meta:image-count="0" meta:object-count="0" meta:page-count="4" meta:paragraph-count="154" meta:word-count="650" meta:character-count="4216" meta:non-whitespace-character-count="3782"/>
    <meta:user-defined meta:name="AppVersion">16.0000</meta:user-defined>
    <meta:template xlink:type="simple" xlink:actuate="onRequest" xlink:title="" xlink:href="Normal.dotm"/>
  </office:meta>
</office:document-meta>
</file>